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Accent_20_1" style:data-style-name="N119">
      <style:table-cell-properties fo:background-color="#ffffff"/>
    </style:style>
    <style:style style:name="ce4" style:family="table-cell" style:parent-style-name="Accent_20_1" style:data-style-name="N119"/>
    <style:style style:name="ce5" style:family="table-cell" style:parent-style-name="Default" style:data-style-name="N119"/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3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4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Joy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ealing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Vitality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ov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iner’s Savior</text:p>
          </table:table-cell>
          <table:table-cell/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/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warven Greas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lchemical Clay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Black 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5.8">
            <text:p>5.8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.6">
            <text:p>4.6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uspex Lens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ecreclude Propater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mbebam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erotid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Kylao Gel</text:p>
          </table:table-cell>
          <table:table-cell/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 table:number-rows-repeated="8">
          <table:table-cell table:number-columns-repeated="64"/>
        </table:table-row>
        <table:table-row table:style-name="ro1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1" table:number-rows-repeated="1048480">
          <table:table-cell table:number-columns-repeated="64"/>
        </table:table-row>
        <table:table-row table:style-name="ro1">
          <table:table-cell table:number-columns-repeated="6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25">03/25/2024</text:date>, <text:time>19:5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4-03-25T19:58:26.84</dc:date>
    <meta:editing-duration>P22DT11H52M54S</meta:editing-duration>
    <meta:editing-cycles>20</meta:editing-cycles>
    <meta:generator>OpenOffice/4.1.14$Win32 OpenOffice.org_project/4114m1$Build-9811</meta:generator>
    <meta:document-statistic meta:table-count="1" meta:cell-count="549" meta:object-count="0"/>
  </office:meta>
</office:document-meta>
</file>